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Symbola" officeooo:rsid="0008f5a1" style:font-name-asian="Symbola" style:font-name-complex="Symbola"/>
    </style:style>
    <style:style style:name="P2" style:family="paragraph" style:parent-style-name="Standard">
      <style:text-properties style:font-name="Symbola" officeooo:rsid="00097d6d" officeooo:paragraph-rsid="00097d6d" style:font-name-asian="Symbola" style:font-name-complex="Symbola"/>
    </style:style>
    <style:style style:name="P3" style:family="paragraph" style:parent-style-name="Standard">
      <style:text-properties officeooo:paragraph-rsid="000bed26"/>
    </style:style>
    <style:style style:name="P4" style:family="paragraph" style:parent-style-name="Standard">
      <style:text-properties officeooo:paragraph-rsid="001e8a83"/>
    </style:style>
    <style:style style:name="T1" style:family="text">
      <style:text-properties style:font-name="Symbola" style:font-name-asian="Symbola" style:font-name-complex="Symbola"/>
    </style:style>
    <style:style style:name="T2" style:family="text">
      <style:text-properties style:font-name="Symbola" officeooo:rsid="000bed26" style:font-name-asian="Symbola" style:font-name-complex="Symbola"/>
    </style:style>
    <style:style style:name="T3" style:family="text">
      <style:text-properties style:font-name="Symbola" officeooo:rsid="000cbc2f" style:font-name-asian="Symbola" style:font-name-complex="Symbola"/>
    </style:style>
    <style:style style:name="T4" style:family="text">
      <style:text-properties style:font-name="Symbola" fo:font-style="italic" officeooo:rsid="000cbc2f" style:font-name-asian="Symbola" style:font-style-asian="italic" style:font-name-complex="Symbola" style:font-style-complex="italic"/>
    </style:style>
    <style:style style:name="T5" style:family="text">
      <style:text-properties style:font-name="Times New Roman"/>
    </style:style>
    <style:style style:name="T6" style:family="text">
      <style:text-properties style:font-name="Times New Roman1" fo:font-style="italic" officeooo:rsid="000cbc2f" style:font-name-asian="Symbola" style:font-style-asian="italic" style:font-name-complex="Symbola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🖙</text:p>
      <text:p text:style-name="P1"/>
      <text:p text:style-name="P1">🗨</text:p>
      <text:p text:style-name="P1"/>
      <text:p text:style-name="P2">★</text:p>
      <text:p text:style-name="P2"/>
      <text:p text:style-name="P3"><text:span text:style-name="T2">≈</text:span></text:p>
      <text:p text:style-name="P3"><text:span text:style-name="T2"/></text:p>
      <text:p text:style-name="P4"><text:span text:style-name="T3">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e </meta:initial-creator>
    <meta:creation-date>2020-06-14T03:03:50.694758176</meta:creation-date>
    <dc:date>2020-06-18T12:24:31.384618171</dc:date>
    <dc:creator>claude </dc:creator>
    <meta:editing-duration>PT1H52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" meta:character-count="5" meta:non-whitespace-character-count="5"/>
  </office:meta>
</office:document-meta>
</file>